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pt" fo:country="BR" officeooo:rsid="0004a208" officeooo:paragraph-rsid="0004a208"/>
    </style:style>
    <style:style style:name="P2" style:family="paragraph" style:parent-style-name="Standard">
      <style:paragraph-properties fo:text-align="justify" style:justify-single-word="false"/>
      <style:text-properties fo:language="pt" fo:country="BR" officeooo:rsid="0004a208" officeooo:paragraph-rsid="00071a50"/>
    </style:style>
    <style:style style:name="T1" style:family="text">
      <style:text-properties fo:font-style="italic" style:font-style-asian="italic" style:font-style-complex="italic"/>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050135" style:font-style-asian="normal" style:font-weight-asian="normal" style:font-style-complex="normal" style:font-weight-complex="normal"/>
    </style:style>
    <style:style style:name="T4" style:family="text">
      <style:text-properties fo:font-style="normal" fo:font-weight="normal" officeooo:rsid="00054f81" style:font-style-asian="normal" style:font-weight-asian="normal" style:font-style-complex="normal" style:font-weight-complex="normal"/>
    </style:style>
    <style:style style:name="T5" style:family="text">
      <style:text-properties fo:font-style="normal" fo:font-weight="normal" officeooo:rsid="00071a50"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04/2021</text:p>
      <text:p text:style-name="P1"/>
      <text:p text:style-name="P2"><text:tab/>Caro Pastor Luiz Domingues, venho através desta carta expressar um pouco da gratidão que Deus tem colocado em meu coração, pelo seu apoio na minha estadia aqui no CTM. Muito obrigado, esse tempo tem sido incrível, os professores são excelentes e as aulas são na verdade, uma nova pregação ao nosso coração todos os dias, Deus tem falado com cada um de nós aqui nesse seminário de várias formas e eu não poderia estar mais feliz por fazer parte disso e poder estar aqui, aprendendo mais sobre Deus, sobre Missões e sobre o ministério em geral. Mesmo nascido em um lar cristão, eu nunca estive de fato na igreja. Como consequência até então eu não sabia nada do básico, mas aqui eu estou tendo a oportunidade de aprender cada parte da igreja, desde recolher a oferta até pregar e como organizar o sermão. Isso tudo tem sido de grande valor, muito obrigado pela sua ajuda!<text:line-break/><text:tab/>Quero aproveitar essa carta pra contar um pouco do meu testemunho de como me converti de forma resumida. Eu sempre estive na igreja, mas eu não estava, de fato na igreja. Meus pais me incentivavam a participar dos cultos com eles, mas eu nunca quis de verdade. Durante a pandemia, isso mudou radicalmente. Através de algumas pregações do Pastor Antônio Júnior no Facebook e algumas ideias do Missionário Luca Martini, Deus me trouxe pra perto de si, e então eu não era mais “obrigado” à ir aos cultos, eu <text:span text:style-name="T1">queria</text:span><text:span text:style-name="T2"> ir, por conta própria. Na igreja, duas pessoas foram fundamentais para minha conversão de fato mais tarde, Ronaldo e o Pastor Rholyston. Por volta do mês de Outubro, (que foi quando eu de fato me converti) </text:span><text:span text:style-name="T3">houve um congresso de Jovens com o tema de Vocação e Chamado com a participação especial de alguns Alunos do CTMVida. Dois dos alunos, Kleberson e Asafe dormiram na casa do meu pai. No dia em que eles retornariam para casa, Kleberson me perguntou se eu já tinha ouvido falar do CTM e se eu não tinha interesse de fazer parte. Justamente no mesmo mês que me converti, Deus mandou ele até a minha casa pra me trazer até aqui, aquilo foi claro para mim. Eu estava fervendo com vontade de estar envolvido na Missão de Deus, envolvido na igreja, em missões, em qualquer coisa, eu só queria fazer mais por aquele que me salvou e me tirou do meio das trevas onde eu estava para a luz. Eu queria mais de Deus, e o CTMVida parecia o lugar ideal para viver essa entrega integral da minha vida pelo evangelho. Não posso enfatizar o suficiente como sou grato pela sua ajuda e apoio pra que eu esteja aqui nessa casa, servindo e aprendendo cada dia mais. Estou orando por vocês e pela igreja de Campos Novos, que foi muito importante e relevante na minha vida, </text:span><text:span text:style-name="T5">não só no tempo do Pastor Rholyston mas também durante seu Pastoreio, Pastor Luiz! As suas mensagens chegaram ao meu coração muitas vezes, mas não só ao meu, também à minha família e sou grato a Deus pela sua vida!</text:span><text:span text:style-name="T3"> </text:span><text:span text:style-name="T5">Uma das palavras que mais me chamou atenção foi aquela que a frase principal que resumia tudo era: “Volta pra casa soldado.”. Eu estava vivendo algo parecido, me dedicando demais a coisas boas mas deixando minha família de lado as vezes.<text:line-break/></text:span><text:span text:style-name="T3"><text:tab/>Quero falar um pouco do que estou vivendo aqui, prometo não demorar. Estamos morando em 9 </text:span><text:span text:style-name="T4">homens</text:span><text:span text:style-name="T3"> e temos várias tarefas de casa pra manter o lugar limpo. As aulas são incríveis, ao </text:span><text:span text:style-name="T4">contrário</text:span><text:span text:style-name="T3"> de ouvir “Abram o livro na página </text:span><text:span text:style-name="T4">42</text:span><text:span text:style-name="T3">”, os professores falam “Abram a bíblia em </text:span><text:span text:style-name="T4">Gálatas”. Oramos antes de fazer qualquer coisa por aqui, antes de fazer em quase todo momento. Sobre os trabalhos, estamos com vários trabalhos agendados, está bem difícil saber por onde começar, quais livros ler primeiro. Mas isso faz parte do aprendizado, aprender a gerir toda essa demanda além de cuidar da casa tem sido um desafio muito empolgante e animador, além de sempre manter a vida de oração e leitura da palavra, uma habilidade de muito valor. Temos colegas de todos os lugares, tem pessoas do Amapá, Minas Gerais, Timor Leste, Moçambique e várias cidades de santa catarina e do paraná. Conviver com pessoas no mesmo propósito tem sido uma benção, aprendemos muito uns com os outros sobre os mais variados temas e tópicos. De toda forma, quero agradecer por me ajudar a viver isso, Pastor! Sua ajuda tem sido muito importante pra que hoje eu esteja nesse lugar aprendendo mais sobre a palavra de Deus, e tantas outras coisas que ao decorrer do curso vamos aprender. </text:span><text:span text:style-name="T5">Mais uma vez, Obrigado, Pastor! Obrigado por me confiar essa oportunidade!<text:line-break/></text:span></text:p>
      <text:p text:style-name="P2"><text:span text:style-name="T5">Atenciosamente, Jediel Ribeir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4-02T06:15:46.169000000</dc:date>
    <meta:editing-duration>PT8M51S</meta:editing-duration>
    <meta:editing-cycles>3</meta:editing-cycles>
    <meta:document-statistic meta:table-count="0" meta:image-count="0" meta:object-count="0" meta:page-count="1" meta:paragraph-count="3" meta:word-count="788" meta:character-count="4457" meta:non-whitespace-character-count="3668"/>
  </office:meta>
</office:document-meta>
</file>